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Times New Roman" svg:font-family="'Times New Roman'"/>
    <style:font-face style:name="Bitstream Charter" svg:font-family="'Bitstream Charter'" style:font-pitch="variable"/>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2">
      <style:text-properties style:font-name="Times" fo:font-size="12pt" style:font-size-asian="12pt" style:font-size-complex="12pt"/>
    </style:style>
    <style:style style:name="P2" style:family="paragraph" style:parent-style-name="Standard">
      <style:paragraph-properties fo:margin-top="0cm" fo:margin-bottom="0cm" text:number-lines="false" text:line-number="0"/>
      <style:text-properties style:font-name="Times"/>
    </style:style>
    <style:style style:name="P3" style:family="paragraph" style:parent-style-name="Standard">
      <style:paragraph-properties fo:margin-top="0cm" fo:margin-bottom="0cm" text:number-lines="false" text:line-number="0"/>
      <style:text-properties style:font-name="Times" fo:font-size="12pt" style:font-size-asian="12pt" style:font-size-complex="12pt"/>
    </style:style>
    <style:style style:name="P4" style:family="paragraph" style:parent-style-name="Standard" style:list-style-name="L2">
      <style:paragraph-properties fo:margin-top="0.199cm" fo:margin-bottom="0.199cm" text:number-lines="false" text:line-number="0"/>
      <style:text-properties style:font-name="Times"/>
    </style:style>
    <style:style style:name="P5" style:family="paragraph" style:parent-style-name="Standard" style:list-style-name="L2">
      <style:paragraph-properties fo:margin-top="0.199cm" fo:margin-bottom="0.199cm" text:number-lines="false" text:line-number="0"/>
      <style:text-properties style:font-name="Times" fo:font-size="12pt" style:font-size-asian="12pt" style:font-size-complex="12pt"/>
    </style:style>
    <style:style style:name="P6" style:family="paragraph" style:parent-style-name="Standard">
      <style:paragraph-properties fo:margin-top="0.4cm" fo:margin-bottom="0.199cm" text:number-lines="false" text:line-number="0"/>
      <style:text-properties style:font-name="Times" fo:font-style="italic" style:font-style-asian="italic" style:font-style-complex="italic"/>
    </style:style>
    <style:style style:name="P7" style:family="paragraph" style:parent-style-name="Standard" style:list-style-name="L2">
      <style:paragraph-properties text:number-lines="false" text:line-number="0"/>
      <style:text-properties style:font-name="Charter"/>
    </style:style>
    <style:style style:name="T1" style:family="text">
      <style:text-properties style:font-name="Bitstream Charter"/>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gredients</text:h>
      <text:p text:style-name="P2"><text:span text:style-name="T1">2 cups hot </text:span>tea</text:p>
      <text:p text:style-name="P2">280 grams dried fruit (or 140 grams each raisins and sultanas)</text:p>
      <text:p text:style-name="P2">90 grams soft brown sugar</text:p>
      <text:p text:style-name="P2">340 grams self-raising flower</text:p>
      <text:p text:style-name="P2">1 egg</text:p>
      <text:p text:style-name="P3">1 teaspoons mixed spice</text:p>
      <text:p text:style-name="P2">1 lemon, grated rind</text:p>
      <text:h text:style-name="P1" text:outline-level="2">Method</text:h>
      <text:list text:style-name="L2">
        <text:list-item>
          <text:p text:style-name="P4">Put tea, and dried fruit into a bowl and leave to stand overnight.</text:p>
        </text:list-item>
        <text:list-item>
          <text:p text:style-name="P5">Strain the fruit, saving the liquid. </text:p>
        </text:list-item>
        <text:list-item>
          <text:p text:style-name="P5">Add brown sugar, lemon rind, mixed spice, egg, and sifted self-rising flour to the fruit. </text:p>
        </text:list-item>
        <text:list-item>
          <text:p text:style-name="P5">Add the liquid a bit at a time until the batter is of a soft, dropping consistency. </text:p>
        </text:list-item>
        <text:list-item>
          <text:p text:style-name="P5">Pour into a grease paper lined loaf tin.</text:p>
        </text:list-item>
        <text:list-item>
          <text:p text:style-name="P5">Bake at 160<text:span text:style-name="T1">°</text:span>C, for <text:s/>1<text:span text:style-name="T1">½</text:span> hours.</text:p>
        </text:list-item>
        <text:list-item>
          <text:p text:style-name="P5">Turn down oven to 120<text:span text:style-name="T1">°</text:span>C and bake for another 1<text:span text:style-name="T1">½</text:span> hours.</text:p>
        </text:list-item>
        <text:list-item>
          <text:p text:style-name="P5">Turn out and cool on a wire rack.</text:p>
        </text:list-item>
        <text:list-item>
          <text:p text:style-name="P5">When cold store in an airtight tin until required.</text:p>
        </text:list-item>
      </text:list>
      <text:p text:style-name="P6">This cake improves with keeping for a week or two. <text:line-break/>Serve sliced thinly and spread with butter.</text:p>
      <text:list text:style-name="L2" text:continue-numbering="true">
        <text:list-header>
          <text:p text:style-name="P7"/>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Times New Roman" svg:font-family="'Times New Roman'"/>
    <style:font-face style:name="Bitstream Charter" svg:font-family="'Bitstream Charter'" style:font-pitch="variable"/>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Bara Brith (Welsh Fruitcake)</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Frank Jung</meta:initial-creator>
    <meta:creation-date>2005-05-28T17:57:42</meta:creation-date>
    <dc:creator>Frank Jung</dc:creator>
    <dc:date>2005-05-29T17:09:08</dc:date>
    <dc:language>en-AU</dc:language>
    <meta:editing-cycles>13</meta:editing-cycles>
    <meta:editing-duration>PT52M7S</meta:editing-duration>
    <meta:user-defined meta:name="Info 1"/>
    <meta:user-defined meta:name="Info 2"/>
    <meta:user-defined meta:name="Info 3"/>
    <meta:user-defined meta:name="Info 4"/>
    <meta:document-statistic meta:table-count="0" meta:image-count="0" meta:object-count="0" meta:page-count="1" meta:paragraph-count="20" meta:word-count="156" meta:character-count="801"/>
  </office:meta>
</office:document-meta>
</file>